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able-cell-properties fo:background-color="#00ff00"/>
    </style:style>
    <style:style style:name="ce11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3" table:default-cell-style-name="Default"/>
        <table:table-row table:style-name="ro1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1" office:value-type="string">
            <text:p>Preis</text:p>
          </table:table-cell>
          <table:table-cell table:style-name="ce1" office:value-type="string">
            <text:p>Alternativen</text:p>
          </table:table-cell>
          <table:table-cell/>
          <table:table-cell office:value-type="string">
            <text:p>Summe: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9"/>
          <table:table-cell/>
          <table:table-cell table:style-name="ce2"/>
          <table:table-cell/>
          <table:table-cell table:formula="of:=SUM([.F2:.F999])" office:value-type="currency" office:currency="EUR" office:value="137.77015">
            <text:p>137,77 €</text:p>
          </table:table-cell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, „&gt;“ = mindestens</text:p>
          </table:table-cell>
          <table:covered-table-cell table:number-columns-repeated="3"/>
          <table:covered-table-cell table:style-name="ce9"/>
          <table:covered-table-cell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4]*[.E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5]*[.E5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6]*[.E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 &gt;6V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7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RZ3</text:p>
          </table:table-cell>
          <table:table-cell table:style-name="ce5" office:value-type="string">
            <text:p>82 pF &gt;6V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10" table:formula="of:=1.19*0.05" office:value-type="currency" office:currency="EUR" office:value="0.0595">
            <text:p>0,06 €</text:p>
          </table:table-cell>
          <table:table-cell table:style-name="ce10" table:formula="of:=[.A8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9]*[.E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0]*[.E1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10" table:formula="of:=0.259*1.19" office:value-type="currency" office:currency="EUR" office:value="0.30821">
            <text:p>0,31 €</text:p>
          </table:table-cell>
          <table:table-cell table:style-name="ce10" table:formula="of:=[.A11]*[.E11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 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2]*[.E12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3]*[.E1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4]*[.E1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15]*[.E15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16]*[.E16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 &gt;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7]*[.E17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8]*[.E1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9]*[.E1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0]*[.E2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21]*[.E21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22]*[.E22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3]*[.E2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10" table:formula="of:=1.19*0.061" office:value-type="currency" office:currency="EUR" office:value="0.07259">
            <text:p>0,07 €</text:p>
          </table:table-cell>
          <table:table-cell table:style-name="ce10" table:formula="of:=[.A24]*[.E24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10" table:formula="of:=1.19*0.061" office:value-type="currency" office:currency="EUR" office:value="0.07259">
            <text:p>0,07 €</text:p>
          </table:table-cell>
          <table:table-cell table:style-name="ce10" table:formula="of:=[.A25]*[.E25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6]*[.E2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10" table:formula="of:=0.259*1.19" office:value-type="currency" office:currency="EUR" office:value="0.30821">
            <text:p>0,31 €</text:p>
          </table:table-cell>
          <table:table-cell table:style-name="ce10" table:formula="of:=[.A27]*[.E27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8]*[.E2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9]*[.E2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30]*[.E3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QUA_1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10" table:formula="of:=1.19*0.053" office:value-type="currency" office:currency="EUR" office:value="0.06307">
            <text:p>0,06 €</text:p>
          </table:table-cell>
          <table:table-cell table:style-name="ce10" table:formula="of:=[.A31]*[.E31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QUA_2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10" table:formula="of:=1.19*0.053" office:value-type="currency" office:currency="EUR" office:value="0.06307">
            <text:p>0,06 €</text:p>
          </table:table-cell>
          <table:table-cell table:style-name="ce10" table:formula="of:=[.A32]*[.E32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C_C</text:p>
          </table:table-cell>
          <table:table-cell table:style-name="ce5" office:value-type="string">
            <text:p>2.7 µF &gt;16V, 1206 Package</text:p>
          </table:table-cell>
          <table:table-cell table:style-name="ce5" office:value-type="string">
            <text:p>http://de.mouser.com/ProductDetail/Kemet/C1206C275K3PACTU/?qs=sGAEpiMZZMvQvaS66kI3TtNBDckMmj6ftl77gQ9VgqM%3d</text:p>
          </table:table-cell>
          <table:table-cell table:style-name="ce10" table:formula="of:=1.19*0.495" office:value-type="currency" office:currency="EUR" office:value="0.58905">
            <text:p>0,59 €</text:p>
          </table:table-cell>
          <table:table-cell table:style-name="ce10" table:formula="of:=[.A33]*[.E33]" office:value-type="currency" office:currency="EUR" office:value="0.58905">
            <text:p>0,59 €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,25W</text:p>
          </table:table-cell>
          <table:covered-table-cell table:style-name="ce2"/>
          <table:covered-table-cell table:number-columns-repeated="4"/>
          <table:table-cell table:number-columns-repeated="3"/>
        </table:table-row>
        <table:table-row table:style-name="ro2">
          <table:table-cell table:style-name="ce2"/>
          <table:table-cell office:value-type="string">
            <text:p>R1</text:p>
          </table:table-cell>
          <table:table-cell table:style-name="ce7" office:value-type="float" office:value="250">
            <text:p>250</text:p>
          </table:table-cell>
          <table:table-cell office:value-type="string">
            <text:p>http://de.mouser.com/ProductDetail/Xicon/292-249-RC/?qs=sGAEpiMZZMvdGkrng054t8lOJXaSLISFFwi5ZLlg6ow%3d</text:p>
          </table:table-cell>
          <table:table-cell table:formula="of:=1.19* 0.035" office:value-type="float" office:value="0.04165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0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1</text:p>
          </table:table-cell>
          <table:table-cell table:style-name="ce7" office:value-type="string">
            <text:p>7k</text:p>
          </table:table-cell>
          <table:table-cell office:value-type="string">
            <text:p>http://de.mouser.com/ProductDetail/Xicon/292-715K-RC/?qs=sGAEpiMZZMvdGkrng054t9D9J%252biYiwNK1lLJgstsq4w%3d</text:p>
          </table:table-cell>
          <table:table-cell table:formula="of:=1.19*0.035" office:value-type="float" office:value="0.04165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4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5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6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7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18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9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0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21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2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24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5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6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office:value-type="string">
            <text:p>http://de.mouser.com/ProductDetail/Panasonic-Electronic-Components/ERJ-6GEYJ561V/?qs=sGAEpiMZZMvdGkrng054tx7%2f6%252bNA3LAJXSxOhGNhnis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8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29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</text:p>
          </table:table-cell>
          <table:table-cell table:style-name="ce7" office:value-type="float" office:value="10">
            <text:p>10</text:p>
          </table:table-cell>
          <table:table-cell office:value-type="string">
            <text:p>http://de.mouser.com/ProductDetail/Panasonic-Electronic-Components/ERJ-6GEYJ100V/?qs=sGAEpiMZZMvdGkrng054tw5%2fFYq5P%2fDo2SI8mXJB1oo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0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1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32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/>
          <table:table-cell table:style-name="ce12"/>
          <table:table-cell table:number-columns-repeated="2"/>
        </table:table-row>
        <table:table-row table:style-name="ro2">
          <table:table-cell table:style-name="ce2"/>
          <table:table-cell office:value-type="string">
            <text:p>R34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35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6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7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</text:p>
          </table:table-cell>
          <table:table-cell table:style-name="ce7" office:value-type="float" office:value="250">
            <text:p>250</text:p>
          </table:table-cell>
          <table:table-cell office:value-type="string">
            <text:p>http://de.mouser.com/ProductDetail/Xicon/292-249-RC/?qs=sGAEpiMZZMvdGkrng054t8lOJXaSLISFFwi5ZLlg6ow%3d</text:p>
          </table:table-cell>
          <table:table-cell table:formula="of:=1.19*0.035" office:value-type="float" office:value="0.04165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40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1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2</text:p>
          </table:table-cell>
          <table:table-cell table:style-name="ce7" office:value-type="string">
            <text:p>n.B.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9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S1</text:p>
          </table:table-cell>
          <table:table-cell table:style-name="ce7" office:value-type="string">
            <text:p>15,5 R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S2</text:p>
          </table:table-cell>
          <table:table-cell table:style-name="ce7" office:value-type="string">
            <text:p>15,5 R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X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X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CK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K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CL_UP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DA_UP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TEMP_ALERT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V_HIGH</text:p>
          </table:table-cell>
          <table:table-cell table:style-name="ce7" office:value-type="string">
            <text:p>2k 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V_LOW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V_REF_H</text:p>
          </table:table-cell>
          <table:table-cell table:style-name="ce7" office:value-type="string">
            <text:p>82k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V_REF_L</text:p>
          </table:table-cell>
          <table:table-cell table:style-name="ce7" office:value-type="string">
            <text:p>10k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CS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S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EC_L1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EC_L2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_5V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18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D19</text:p>
          </table:table-cell>
          <table:table-cell table:style-name="ce8" office:value-type="string">
            <text:p>n.b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Z_DIV1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L_V_DIV_2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EXT4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CNT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DATA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LEDs Bauform soweit nicht anders angegeben 0805 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07]*[.E10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Blue LED ?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08]*[.E10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Red LED ?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09]*[.E10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0]*[.E110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11]*[.E111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_FIX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2]*[.E112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BL_L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3]*[.E113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BLR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4]*[.E114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N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5]*[.E115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10" table:formula="of:=1.19*0.553" office:value-type="currency" office:currency="EUR" office:value="0.65807">
            <text:p>0,66 €</text:p>
          </table:table-cell>
          <table:table-cell table:style-name="ce10" table:formula="of:=[.A116]*[.E116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PWR_LED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7]*[.E117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L_HB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18]*[.E11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E_OIL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9]*[.E11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Dioden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D14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15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17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45</text:p>
          </table:table-cell>
          <table:table-cell office:value-type="string">
            <text:p>SM6T30V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20V-Zdiod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7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38</text:p>
          </table:table-cell>
          <table:table-cell office:value-type="string">
            <text:p>20V-ZD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39</text:p>
          </table:table-cell>
          <table:table-cell office:value-type="string">
            <text:p>20V-ZD.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10" table:formula="of:=1.19*3.2" office:value-type="currency" office:currency="EUR" office:value="3.808">
            <text:p>3,81 €</text:p>
          </table:table-cell>
          <table:table-cell table:style-name="ce10" table:formula="of:=[.A134]*[.E134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10" table:formula="of:=1.19*0.052" office:value-type="currency" office:currency="EUR" office:value="0.06188">
            <text:p>0,06 €</text:p>
          </table:table-cell>
          <table:table-cell table:style-name="ce10" table:formula="of:=[.A135]*[.E135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10" table:formula="of:=1.19*1.05" office:value-type="currency" office:currency="EUR" office:value="1.2495">
            <text:p>1,25 €</text:p>
          </table:table-cell>
          <table:table-cell table:style-name="ce10" table:formula="of:=[.A136]*[.E136]" office:value-type="currency" office:currency="EUR" office:value="1.2495">
            <text:p>1,2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10" table:formula="of:=1.19*0.44" office:value-type="currency" office:currency="EUR" office:value="0.5236">
            <text:p>0,52 €</text:p>
          </table:table-cell>
          <table:table-cell table:style-name="ce10" table:formula="of:=[.A137]*[.E137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10" table:formula="of:=1.19*2.99" office:value-type="currency" office:currency="EUR" office:value="3.5581">
            <text:p>3,56 €</text:p>
          </table:table-cell>
          <table:table-cell table:style-name="ce10" table:formula="of:=[.A138]*[.E138]" office:value-type="currency" office:currency="EUR" office:value="3.5581">
            <text:p>3,56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10" table:formula="of:=2.1*1.19" office:value-type="currency" office:currency="EUR" office:value="2.499">
            <text:p>2,50 €</text:p>
          </table:table-cell>
          <table:table-cell table:style-name="ce10" table:formula="of:=[.A139]*[.E139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Prozessor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10" table:formula="of:=14.52*1.2" office:value-type="currency" office:currency="EUR" office:value="17.424">
            <text:p>17,42 €</text:p>
          </table:table-cell>
          <table:table-cell table:style-name="ce10" table:formula="of:=[.A140]*[.E140]" office:value-type="currency" office:currency="EUR" office:value="17.424">
            <text:p>17,42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ttrallala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10" table:formula="of:=19.1+4" office:value-type="currency" office:currency="EUR" office:value="23.1">
            <text:p>23,10 €</text:p>
          </table:table-cell>
          <table:table-cell table:style-name="ce10" table:formula="of:=[.A141]*[.E14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10" table:formula="of:=1.19*28.05" office:value-type="currency" office:currency="EUR" office:value="33.3795">
            <text:p>33,38 €</text:p>
          </table:table-cell>
          <table:table-cell table:style-name="ce10" table:formula="of:=[.A142]*[.E142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10" office:value-type="currency" office:currency="EUR" office:value="13.5">
            <text:p>13,50 €</text:p>
          </table:table-cell>
          <table:table-cell table:style-name="ce10" table:formula="of:=[.A143]*[.E143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10" table:formula="of:=0.34*2.05" office:value-type="currency" office:currency="EUR" office:value="0.697">
            <text:p>0,70 €</text:p>
          </table:table-cell>
          <table:table-cell table:style-name="ce10" table:formula="of:=[.A144]*[.E144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10" table:formula="of:=0.363*1.19" office:value-type="currency" office:currency="EUR" office:value="0.43197">
            <text:p>0,43 €</text:p>
          </table:table-cell>
          <table:table-cell table:style-name="ce10" table:formula="of:=[.A145]*[.E14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10" table:formula="of:=1.19*0.231" office:value-type="currency" office:currency="EUR" office:value="0.27489">
            <text:p>0,27 €</text:p>
          </table:table-cell>
          <table:table-cell table:style-name="ce10" table:formula="of:=[.A146]*[.E146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10" table:formula="of:=0.82*1.19" office:value-type="currency" office:currency="EUR" office:value="0.9758">
            <text:p>0,98 €</text:p>
          </table:table-cell>
          <table:table-cell table:style-name="ce10" table:formula="of:=[.A147]*[.E147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10" table:formula="of:=1.19*0.546" office:value-type="currency" office:currency="EUR" office:value="0.64974">
            <text:p>0,65 €</text:p>
          </table:table-cell>
          <table:table-cell table:style-name="ce10" table:formula="of:=[.A148]*[.E148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10" table:formula="of:=1.2*6.45" office:value-type="currency" office:currency="EUR" office:value="7.74">
            <text:p>7,74 €</text:p>
          </table:table-cell>
          <table:table-cell table:style-name="ce10" table:formula="of:=[.A149]*[.E149]" office:value-type="currency" office:currency="EUR" office:value="7.74">
            <text:p>7,74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10" table:formula="of:=0.211*1.19" office:value-type="currency" office:currency="EUR" office:value="0.25109">
            <text:p>0,25 €</text:p>
          </table:table-cell>
          <table:table-cell table:style-name="ce10" table:formula="of:=[.A150]*[.E150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10" table:formula="of:=1.19*0.229" office:value-type="currency" office:currency="EUR" office:value="0.27251">
            <text:p>0,27 €</text:p>
          </table:table-cell>
          <table:table-cell table:style-name="ce10" table:formula="of:=[.A151]*[.E151]" office:value-type="currency" office:currency="EUR" office:value="1.09004">
            <text:p>1,09 €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P1,JP2</text:p>
          </table:table-cell>
          <table:table-cell office:value-type="string">
            <text:p>2x3 Stiftleist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TX</text:p>
          </table:table-cell>
          <table:table-cell office:value-type="string">
            <text:p>1x2 Stiftleist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X</text:p>
          </table:table-cell>
          <table:table-cell office:value-type="string">
            <text:p>1x2 Stiftleist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55]*[.E155]" office:value-type="currency" office:currency="EUR" office:value="0">
            <text:p>0,0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10" table:formula="of:=1.19*13.19" office:value-type="currency" office:currency="EUR" office:value="15.6961">
            <text:p>15,70 €</text:p>
          </table:table-cell>
          <table:table-cell table:style-name="ce10" table:formula="of:=[.A156]*[.E156]" office:value-type="currency" office:currency="EUR" office:value="15.6961">
            <text:p>15,70 €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10" table:formula="of:=0.67*1.19" office:value-type="currency" office:currency="EUR" office:value="0.7973">
            <text:p>0,80 €</text:p>
          </table:table-cell>
          <table:table-cell table:style-name="ce10" table:formula="of:=[.A159]*[.E159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10" table:formula="of:=1.19*0.165" office:value-type="currency" office:currency="EUR" office:value="0.19635">
            <text:p>0,20 €</text:p>
          </table:table-cell>
          <table:table-cell table:style-name="ce10" table:formula="of:=[.A160]*[.E160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2" table:number-rows-repeated="653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16:5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19T16:54:42.75</dc:date>
    <meta:editing-duration>PT59H08M14S</meta:editing-duration>
    <meta:editing-cycles>98</meta:editing-cycles>
    <meta:generator>OpenOffice.org/3.2$Win32 OpenOffice.org_project/320m18$Build-9502</meta:generator>
    <meta:document-statistic meta:table-count="2" meta:cell-count="679" meta:object-count="0"/>
  </office:meta>
</office:document-meta>
</file>